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/>
    </style:style>
    <style:style style:name="ce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2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5cm" svg:height="11.342cm" svg:x="4.487cm" svg:y="2.233cm">
            <draw:object draw:notify-on-update-of-ranges="Sheet1.B41:Sheet1.B41 Sheet1.C34:Sheet1.C40 Sheet1.H41:Sheet1.H41 Sheet1.I34:Sheet1.I39 Sheet1.D41:Sheet1.D41 Sheet1.E34:Sheet1.E40 Sheet1.F41:Sheet1.F41 Sheet1.G34:Sheet1.G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6.938cm" svg:y="23.934cm">
            <draw:object draw:notify-on-update-of-ranges="Sheet1.E34:Sheet1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Максимальная ширина щели</text:p>
          </table:table-cell>
          <table:table-cell table:number-columns-repeated="2"/>
          <table:table-cell office:value-type="string" calcext:value-type="string">
            <text:p>0.4мм</text:p>
          </table:table-cell>
          <table:table-cell table:number-columns-repeated="2"/>
          <table:table-cell office:value-type="string" calcext:value-type="string">
            <text:p>Красный</text:p>
          </table:table-cell>
          <table:table-cell office:value-type="string" calcext:value-type="string">
            <text:p>Зелёный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6400 ± 200</text:p>
          </table:table-cell>
          <table:table-cell office:value-type="float" office:value="5460" calcext:value-type="float">
            <text:p>546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(L2-L1) * 2 = lambda</text:p>
          </table:table-cell>
          <table:table-cell/>
          <table:table-cell office:value-type="string" calcext:value-type="string">
            <text:p>Nu = c / lambd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Частота 1.22Мгц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1,22Мгц</text:p>
          </table:table-cell>
          <table:table-cell/>
          <table:table-cell office:value-type="string" calcext:value-type="string">
            <text:p>3 Мгц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.99" calcext:value-type="float">
            <text:p>1,9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.7" calcext:value-type="float">
            <text:p>2,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.87" calcext:value-type="float">
            <text:p>3,8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4.47" calcext:value-type="float">
            <text:p>4,47</text:p>
          </table:table-cell>
          <table:table-cell table:number-columns-repeated="8"/>
        </table:table-row>
        <table:table-row table:style-name="ro1">
          <table:table-cell office:value-type="float" office:value="5.21" calcext:value-type="float">
            <text:p>5,21</text:p>
          </table:table-cell>
          <table:table-cell table:number-columns-repeated="5"/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table:number-columns-repeated="6"/>
          <table:table-cell table:formula="of:=[.G10]*4" office:value-type="float" office:value="256" calcext:value-type="float">
            <text:p>256</text:p>
          </table:table-cell>
          <table:table-cell table:formula="of:=[.H10]*4" office:value-type="float" office:value="260" calcext:value-type="float">
            <text:p>260</text:p>
          </table:table-cell>
          <table:table-cell/>
        </table:table-row>
        <table:table-row table:style-name="ro1">
          <table:table-cell table:number-columns-repeated="6"/>
          <table:table-cell table:formula="of:=[.G11]*4" office:value-type="float" office:value="320" calcext:value-type="float">
            <text:p>320</text:p>
          </table:table-cell>
          <table:table-cell table:formula="of:=[.H11]*4" office:value-type="float" office:value="316" calcext:value-type="float">
            <text:p>316</text:p>
          </table:table-cell>
          <table:table-cell/>
        </table:table-row>
        <table:table-row table:style-name="ro1">
          <table:table-cell table:number-columns-repeated="6"/>
          <table:table-cell table:formula="of:=[.G12]*4" office:value-type="float" office:value="388" calcext:value-type="float">
            <text:p>388</text:p>
          </table:table-cell>
          <table:table-cell table:formula="of:=[.H12]*4" office:value-type="float" office:value="368" calcext:value-type="float">
            <text:p>368</text:p>
          </table:table-cell>
          <table:table-cell/>
        </table:table-row>
        <table:table-row table:style-name="ro1">
          <table:table-cell table:number-columns-repeated="6"/>
          <table:table-cell table:formula="of:=[.G13]*4" office:value-type="float" office:value="444" calcext:value-type="float">
            <text:p>444</text:p>
          </table:table-cell>
          <table:table-cell table:formula="of:=[.H13]*4" office:value-type="float" office:value="452" calcext:value-type="float">
            <text:p>452</text:p>
          </table:table-cell>
          <table:table-cell/>
        </table:table-row>
        <table:table-row table:style-name="ro1">
          <table:table-cell table:number-columns-repeated="6"/>
          <table:table-cell table:formula="of:=[.G14]*4" office:value-type="float" office:value="508" calcext:value-type="float">
            <text:p>508</text:p>
          </table:table-cell>
          <table:table-cell table:formula="of:=[.H14]*4" office:value-type="float" office:value="488" calcext:value-type="float">
            <text:p>48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(3,5-0,2) / 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,5 * 4 мкм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5"/>
          <table:table-cell table:style-name="ce7" office:value-type="string" calcext:value-type="string">
            <text:p>x_1, дел</text:p>
          </table:table-cell>
          <table:table-cell table:style-name="ce7" office:value-type="string" calcext:value-type="string">
            <text:p>x_1, мкм</text:p>
          </table:table-cell>
          <table:table-cell table:style-name="ce7" office:value-type="string" calcext:value-type="string">
            <text:p>x_2, дел</text:p>
          </table:table-cell>
          <table:table-cell table:style-name="ce7" office:value-type="string" calcext:value-type="string">
            <text:p>x_2, мкм</text:p>
          </table:table-cell>
          <table:table-cell table:style-name="ce7" office:value-type="string" calcext:value-type="string">
            <text:p>x_3, дел</text:p>
          </table:table-cell>
          <table:table-cell table:style-name="ce7" office:value-type="string" calcext:value-type="string">
            <text:p>x_3, мкм</text:p>
          </table:table-cell>
          <table:table-cell table:style-name="ce7" office:value-type="string" calcext:value-type="string">
            <text:p>x_4, дел</text:p>
          </table:table-cell>
          <table:table-cell table:style-name="ce7" office:value-type="string" calcext:value-type="string">
            <text:p>x_4, мкм</text:p>
          </table:table-cell>
        </table:table-row>
        <table:table-row table:style-name="ro1"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05" calcext:value-type="float">
            <text:p>-105</text:p>
          </table:table-cell>
          <table:table-cell table:style-name="ce5" table:formula="of:=[.B34]*4" office:value-type="float" office:value="-420" calcext:value-type="float">
            <text:p>-420</text:p>
          </table:table-cell>
          <table:table-cell table:style-name="ce5" office:value-type="float" office:value="-112" calcext:value-type="float">
            <text:p>-112</text:p>
          </table:table-cell>
          <table:table-cell table:style-name="ce5" table:formula="of:=4 * [.D34]" office:value-type="float" office:value="-448" calcext:value-type="float">
            <text:p>-448</text:p>
          </table:table-cell>
          <table:table-cell table:style-name="ce5" office:value-type="float" office:value="-114" calcext:value-type="float">
            <text:p>-114</text:p>
          </table:table-cell>
          <table:table-cell table:style-name="ce5" table:formula="of:=4*[.F34]" office:value-type="float" office:value="-456" calcext:value-type="float">
            <text:p>-456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-2" calcext:value-type="float">
            <text:p>-2</text:p>
          </table:table-cell>
          <table:table-cell table:style-name="ce5" office:value-type="float" office:value="-74" calcext:value-type="float">
            <text:p>-74</text:p>
          </table:table-cell>
          <table:table-cell table:style-name="ce5" table:formula="of:=[.B35]*4" office:value-type="float" office:value="-296" calcext:value-type="float">
            <text:p>-296</text:p>
          </table:table-cell>
          <table:table-cell table:style-name="ce5" office:value-type="float" office:value="-78" calcext:value-type="float">
            <text:p>-78</text:p>
          </table:table-cell>
          <table:table-cell table:style-name="ce5" table:formula="of:=4 * [.D35]" office:value-type="float" office:value="-312" calcext:value-type="float">
            <text:p>-312</text:p>
          </table:table-cell>
          <table:table-cell table:style-name="ce5" office:value-type="float" office:value="-79" calcext:value-type="float">
            <text:p>-79</text:p>
          </table:table-cell>
          <table:table-cell table:style-name="ce5" table:formula="of:=4*[.F35]" office:value-type="float" office:value="-316" calcext:value-type="float">
            <text:p>-316</text:p>
          </table:table-cell>
          <table:table-cell table:style-name="ce5" office:value-type="float" office:value="-84" calcext:value-type="float">
            <text:p>-84</text:p>
          </table:table-cell>
          <table:table-cell table:style-name="ce5" table:formula="of:=4*[.H35]" office:value-type="float" office:value="-336" calcext:value-type="float">
            <text:p>-336</text:p>
          </table:table-cell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5" calcext:value-type="float">
            <text:p>-35</text:p>
          </table:table-cell>
          <table:table-cell table:style-name="ce5" table:formula="of:=[.B36]*4" office:value-type="float" office:value="-140" calcext:value-type="float">
            <text:p>-140</text:p>
          </table:table-cell>
          <table:table-cell table:style-name="ce5" office:value-type="float" office:value="-36" calcext:value-type="float">
            <text:p>-36</text:p>
          </table:table-cell>
          <table:table-cell table:style-name="ce5" table:formula="of:=4 * [.D36]" office:value-type="float" office:value="-144" calcext:value-type="float">
            <text:p>-144</text:p>
          </table:table-cell>
          <table:table-cell table:style-name="ce5" office:value-type="float" office:value="-38" calcext:value-type="float">
            <text:p>-38</text:p>
          </table:table-cell>
          <table:table-cell table:style-name="ce5" table:formula="of:=4*[.F36]" office:value-type="float" office:value="-152" calcext:value-type="float">
            <text:p>-152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formula="of:=4*[.H36]" office:value-type="float" office:value="-160" calcext:value-type="float">
            <text:p>-160</text:p>
          </table:table-cell>
        </table:table-row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[.B37]*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 * [.D3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F3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H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[.B38]*4" office:value-type="float" office:value="136" calcext:value-type="float">
            <text:p>136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formula="of:=4 * [.D38]" office:value-type="float" office:value="140" calcext:value-type="float">
            <text:p>140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formula="of:=4*[.F38]" office:value-type="float" office:value="148" calcext:value-type="float">
            <text:p>148</text:p>
          </table:table-cell>
          <table:table-cell table:style-name="ce5" office:value-type="float" office:value="38" calcext:value-type="float">
            <text:p>38</text:p>
          </table:table-cell>
          <table:table-cell table:style-name="ce5" table:formula="of:=4*[.H38]" office:value-type="float" office:value="152" calcext:value-type="float">
            <text:p>152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[.B39]*4" office:value-type="float" office:value="288" calcext:value-type="float">
            <text:p>288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4 * [.D39]" office:value-type="float" office:value="316" calcext:value-type="float">
            <text:p>316</text:p>
          </table:table-cell>
          <table:table-cell table:style-name="ce5" office:value-type="float" office:value="78" calcext:value-type="float">
            <text:p>78</text:p>
          </table:table-cell>
          <table:table-cell table:style-name="ce5" table:formula="of:=4*[.F39]" office:value-type="float" office:value="312" calcext:value-type="float">
            <text:p>312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4*[.H39]" office:value-type="float" office:value="320" calcext:value-type="float">
            <text:p>32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07" calcext:value-type="float">
            <text:p>107</text:p>
          </table:table-cell>
          <table:table-cell table:style-name="ce5" table:formula="of:=[.B40]*4" office:value-type="float" office:value="428" calcext:value-type="float">
            <text:p>428</text:p>
          </table:table-cell>
          <table:table-cell table:style-name="ce5" office:value-type="float" office:value="114" calcext:value-type="float">
            <text:p>114</text:p>
          </table:table-cell>
          <table:table-cell table:style-name="ce5" table:formula="of:=4 * [.D40]" office:value-type="float" office:value="456" calcext:value-type="float">
            <text:p>456</text:p>
          </table:table-cell>
          <table:table-cell table:style-name="ce5" office:value-type="float" office:value="116" calcext:value-type="float">
            <text:p>116</text:p>
          </table:table-cell>
          <table:table-cell table:style-name="ce5" table:formula="of:=4*[.F40]" office:value-type="float" office:value="464" calcext:value-type="float">
            <text:p>464</text:p>
          </table:table-cell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ν, МГц</text:p>
          </table:table-cell>
          <table:table-cell table:style-name="ce5" office:value-type="float" office:value="1.168" calcext:value-type="float">
            <text:p>1,168</text:p>
          </table:table-cell>
          <table:table-cell table:style-name="ce5"/>
          <table:table-cell table:style-name="ce5" office:value-type="float" office:value="1.219" calcext:value-type="float">
            <text:p>1,219</text:p>
          </table:table-cell>
          <table:table-cell table:style-name="ce5"/>
          <table:table-cell table:style-name="ce5" office:value-type="float" office:value="1.248" calcext:value-type="float">
            <text:p>1,248</text:p>
          </table:table-cell>
          <table:table-cell table:style-name="ce5"/>
          <table:table-cell table:style-name="ce5" office:value-type="float" office:value="1.331" calcext:value-type="float">
            <text:p>1,331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tan</text:p>
          </table:table-cell>
          <table:table-cell table:style-name="ce5" office:value-type="float" office:value="142" calcext:value-type="float">
            <text:p>142</text:p>
          </table:table-cell>
          <table:table-cell table:style-name="ce5"/>
          <table:table-cell table:style-name="ce5" office:value-type="float" office:value="151" calcext:value-type="float">
            <text:p>151</text:p>
          </table:table-cell>
          <table:table-cell table:style-name="ce5"/>
          <table:table-cell table:style-name="ce5" office:value-type="float" office:value="154" calcext:value-type="float">
            <text:p>154</text:p>
          </table:table-cell>
          <table:table-cell table:style-name="ce5"/>
          <table:table-cell table:style-name="ce5" office:value-type="float" office:value="162" calcext:value-type="float">
            <text:p>162</text:p>
          </table:table-cell>
          <table:table-cell table:style-name="ce5"/>
        </table:table-row>
        <table:table-row table:style-name="ro1">
          <table:table-cell table:style-name="ce7" office:value-type="string" calcext:value-type="string">
            <text:p>Λ, мкм</text:p>
          </table:table-cell>
          <table:table-cell table:style-name="ce8" table:formula="of:=0.3*640/[.B42] * 1000" office:value-type="float" office:value="1352.11267605634" calcext:value-type="float">
            <text:p>1352</text:p>
          </table:table-cell>
          <table:table-cell table:style-name="ce8"/>
          <table:table-cell table:style-name="ce8" table:formula="of:=0.3*640/[.D42] * 1000" office:value-type="float" office:value="1271.52317880795" calcext:value-type="float">
            <text:p>1272</text:p>
          </table:table-cell>
          <table:table-cell table:style-name="ce8"/>
          <table:table-cell table:style-name="ce8" table:formula="of:=0.3*640/[.F42] * 1000" office:value-type="float" office:value="1246.75324675325" calcext:value-type="float">
            <text:p>1247</text:p>
          </table:table-cell>
          <table:table-cell table:style-name="ce8"/>
          <table:table-cell table:style-name="ce8" table:formula="of:=0.3*640/[.H42] * 1000" office:value-type="float" office:value="1185.18518518519" calcext:value-type="float">
            <text:p>1185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v, м/c</text:p>
          </table:table-cell>
          <table:table-cell table:style-name="ce9" table:formula="of:=[.B43]*[.B41]" office:value-type="float" office:value="1579.2676056338" calcext:value-type="float">
            <text:p>1579</text:p>
          </table:table-cell>
          <table:table-cell table:style-name="ce9"/>
          <table:table-cell table:style-name="ce9" table:formula="of:=[.D43]*[.D41]" office:value-type="float" office:value="1549.98675496689" calcext:value-type="float">
            <text:p>1550</text:p>
          </table:table-cell>
          <table:table-cell table:style-name="ce9"/>
          <table:table-cell table:style-name="ce9" table:formula="of:=[.F43]*[.F41]" office:value-type="float" office:value="1555.94805194805" calcext:value-type="float">
            <text:p>1556</text:p>
          </table:table-cell>
          <table:table-cell table:style-name="ce9"/>
          <table:table-cell table:style-name="ce9" table:formula="of:=[.H43]*[.H41]" office:value-type="float" office:value="1577.48148148148" calcext:value-type="float">
            <text:p>1577</text:p>
          </table:table-cell>
          <table:table-cell table:style-name="ce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6" office:value-type="string" calcext:value-type="string">
            <text:p>ν, МГц</text:p>
          </table:table-cell>
          <table:table-cell table:style-name="ce5" office:value-type="string" calcext:value-type="string">
            <text:p>Тёмные n</text:p>
          </table:table-cell>
          <table:table-cell table:style-name="ce5" office:value-type="string" calcext:value-type="string">
            <text:p>Шкала N</text:p>
          </table:table-cell>
          <table:table-cell table:style-name="ce10" office:value-type="string" calcext:value-type="string">
            <text:p>Λ, мм</text:p>
          </table:table-cell>
          <table:table-cell table:style-name="ce5" office:value-type="string" calcext:value-type="string">
            <text:p>v, м/c</text:p>
          </table:table-cell>
          <table:table-cell table:number-columns-repeated="4"/>
        </table:table-row>
        <table:table-row table:style-name="ro1">
          <table:table-cell table:style-name="ce5" office:value-type="float" office:value="1.22" calcext:value-type="float">
            <text:p>1,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50" calcext:value-type="float">
            <text:p>150</text:p>
          </table:table-cell>
          <table:table-cell table:style-name="ce11" table:formula="of:=2*[.C48]*0.06/([.B48]-1)" office:value-type="float" office:value="1.28571428571429" calcext:value-type="float">
            <text:p>1,29</text:p>
          </table:table-cell>
          <table:table-cell table:style-name="ce9" table:formula="of:=[.D48]*[.A48] * 1000" office:value-type="float" office:value="1568.57142857143" calcext:value-type="float">
            <text:p>1569</text:p>
          </table:table-cell>
          <table:table-cell table:number-columns-repeated="4"/>
        </table:table-row>
        <table:table-row table:style-name="ro1">
          <table:table-cell table:style-name="ce5" office:value-type="float" office:value="1.259" calcext:value-type="float">
            <text:p>1,25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60" calcext:value-type="float">
            <text:p>160</text:p>
          </table:table-cell>
          <table:table-cell table:style-name="ce11" table:formula="of:=2*[.C49]*0.06/([.B49]-1)" office:value-type="float" office:value="1.2" calcext:value-type="float">
            <text:p>1,20</text:p>
          </table:table-cell>
          <table:table-cell table:style-name="ce9" table:formula="of:=[.D49]*[.A49] * 1000" office:value-type="float" office:value="1510.8" calcext:value-type="float">
            <text:p>1511</text:p>
          </table:table-cell>
          <table:table-cell table:number-columns-repeated="4"/>
        </table:table-row>
        <table:table-row table:style-name="ro1">
          <table:table-cell table:style-name="ce5" office:value-type="float" office:value="1.271" calcext:value-type="float">
            <text:p>1,27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5" calcext:value-type="float">
            <text:p>175</text:p>
          </table:table-cell>
          <table:table-cell table:style-name="ce11" table:formula="of:=2*[.C50]*0.06/([.B50]-1)" office:value-type="float" office:value="1.23529411764706" calcext:value-type="float">
            <text:p>1,24</text:p>
          </table:table-cell>
          <table:table-cell table:style-name="ce9" table:formula="of:=[.D50]*[.A50] * 1000" office:value-type="float" office:value="1570.05882352941" calcext:value-type="float">
            <text:p>157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.00.0000</text:date>, <text:time style:data-style-name="N2" text:time-value="15:07:04.438015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09:13:35.973944102</meta:creation-date>
    <dc:date>2021-05-14T17:20:11.813077291</dc:date>
    <meta:editing-duration>PT16H56M47S</meta:editing-duration>
    <meta:editing-cycles>2</meta:editing-cycles>
    <meta:generator>LibreOffice/6.4.7.2$Linux_X86_64 LibreOffice_project/40$Build-2</meta:generator>
    <meta:document-statistic meta:table-count="1" meta:cell-count="15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"/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7" style:family="chart">
      <style:chart-properties chart:solid-type="cuboid" chart:symbol-type="named-symbol" chart:symbol-name="arrow-down" chart:symbol-width="0.25cm" chart:symbol-height="0.25cm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796cm" svg:height="11.343cm" xlink:href=".." xlink:type="simple" chart:class="chart:line" chart:style-name="ch1">
        <chart:title svg:x="7.151cm" svg:y="0.362cm" chart:style-name="ch2">
          <text:p>Дифракция</text:p>
        </chart:title>
        <chart:legend chart:legend-position="end" svg:x="13.362cm" svg:y="3.878cm" style:legend-expansion="high" chart:style-name="ch3"/>
        <chart:plot-area chart:style-name="ch4" table:cell-range-address="Sheet1.B41:Sheet1.B41 Sheet1.C34:Sheet1.C40 Sheet1.H41:Sheet1.H41 Sheet1.I34:Sheet1.I39 Sheet1.D41:Sheet1.D41 Sheet1.E34:Sheet1.E40 Sheet1.F41:Sheet1.F41 Sheet1.G34:Sheet1.G40" chart:data-source-has-labels="row" svg:x="1.346cm" svg:y="1.367cm" svg:width="11.681cm" svg:height="8.769cm">
          <chartooo:coordinate-region svg:x="2.258cm" svg:y="1.566cm" svg:width="10.676cm" svg:height="8.371cm"/>
          <chart:axis chart:dimension="x" chart:name="primary-x" chart:style-name="ch5">
            <chart:title svg:x="7.01cm" svg:y="10.362cm" chart:style-name="ch6">
              <text:p>N</text:p>
            </chart:title>
          </chart:axis>
          <chart:axis chart:dimension="y" chart:name="primary-y" chart:style-name="ch5">
            <chart:title svg:x="0.451cm" svg:y="6.245cm" chart:style-name="ch7">
              <text:p>x, мкм</text:p>
            </chart:title>
            <chart:grid chart:style-name="ch8" chart:class="major"/>
          </chart:axis>
          <chart:series chart:style-name="ch9" chart:values-cell-range-address="Sheet1.C34:Sheet1.C40" chart:label-cell-address="Sheet1.B41:Sheet1.B41" chart:class="chart:line">
            <chart:regression-curve chart:style-name="ch10">
              <chart:equation chart:display-equation="true" chart:display-r-square="false" svg:x="9.925cm" svg:y="4.026cm" chart:style-name="ch11"/>
            </chart:regression-curve>
            <chart:data-point chart:repeated="7"/>
          </chart:series>
          <chart:series chart:style-name="ch12" chart:values-cell-range-address="Sheet1.I34:Sheet1.I39" chart:label-cell-address="Sheet1.H41:Sheet1.H41" chart:class="chart:line">
            <chart:regression-curve chart:style-name="ch13">
              <chart:equation chart:display-equation="true" chart:display-r-square="false" svg:x="9.743cm" svg:y="5.072cm" chart:style-name="ch11"/>
            </chart:regression-curve>
            <chart:data-point chart:repeated="6"/>
          </chart:series>
          <chart:series chart:style-name="ch14" chart:values-cell-range-address="Sheet1.E34:Sheet1.E40" chart:label-cell-address="Sheet1.D41:Sheet1.D41" chart:class="chart:line">
            <chart:data-point chart:repeated="7"/>
          </chart:series>
          <chart:series chart:style-name="ch15" chart:values-cell-range-address="Sheet1.G34:Sheet1.G40" chart:label-cell-address="Sheet1.F41:Sheet1.F41" chart:class="chart:line">
            <chart:regression-curve chart:style-name="ch16">
              <chart:equation chart:display-equation="true" chart:display-r-square="false" svg:x="9.927cm" svg:y="6.691cm" chart:style-name="ch11"/>
            </chart:regression-curve>
            <chart:data-point/>
            <chart:data-point chart:style-name="ch17"/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168</text:p>
                <draw:g>
                  <svg:desc>Sheet1.B41:Sheet1.B41</svg:desc>
                </draw:g>
              </table:table-cell>
              <table:table-cell office:value-type="string">
                <text:p>1,331</text:p>
                <draw:g>
                  <svg:desc>Sheet1.H41:Sheet1.H41</svg:desc>
                </draw:g>
              </table:table-cell>
              <table:table-cell office:value-type="string">
                <text:p>1,219</text:p>
                <draw:g>
                  <svg:desc>Sheet1.D41:Sheet1.D41</svg:desc>
                </draw:g>
              </table:table-cell>
              <table:table-cell office:value-type="string">
                <text:p>1,248</text:p>
                <draw:g>
                  <svg:desc>Sheet1.F41:Sheet1.F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20">
                <text:p>-420</text:p>
                <draw:g>
                  <svg:desc>Sheet1.C34:Sheet1.C40</svg:desc>
                </draw:g>
              </table:table-cell>
              <table:table-cell office:value-type="float" office:value="NaN">
                <text:p>NaN</text:p>
                <draw:g>
                  <svg:desc>Sheet1.I34:Sheet1.I39</svg:desc>
                </draw:g>
              </table:table-cell>
              <table:table-cell office:value-type="float" office:value="-448">
                <text:p>-448</text:p>
                <draw:g>
                  <svg:desc>Sheet1.E34:Sheet1.E40</svg:desc>
                </draw:g>
              </table:table-cell>
              <table:table-cell office:value-type="float" office:value="-456">
                <text:p>-456</text:p>
                <draw:g>
                  <svg:desc>Sheet1.G34:Sheet1.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6">
                <text:p>-296</text:p>
              </table:table-cell>
              <table:table-cell office:value-type="float" office:value="-336">
                <text:p>-336</text:p>
              </table:table-cell>
              <table:table-cell office:value-type="float" office:value="-312">
                <text:p>-312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0">
                <text:p>-140</text:p>
              </table:table-cell>
              <table:table-cell office:value-type="float" office:value="-160">
                <text:p>-160</text:p>
              </table:table-cell>
              <table:table-cell office:value-type="float" office:value="-144">
                <text:p>-14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464">
                <text:p>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902cm" svg:y="3.954cm" style:legend-expansion="high" chart:style-name="ch2"/>
        <chart:plot-area chart:style-name="ch3" table:cell-range-address="Sheet1.E34:Sheet1.E40" svg:x="0.319cm" svg:y="0.18cm" svg:width="11.264cm" svg:height="8.645cm">
          <chartooo:coordinate-region svg:x="1.231cm" svg:y="0.379cm" svg:width="10.25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4:Sheet1.E40" chart:class="chart:line"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48">
                <text:p>-448</text:p>
                <draw:g>
                  <svg:desc>Sheet1.E34:Sheet1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